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Statistika Dasar Menggunakan R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Analisis Statistik</text:span></text:p>
            <text:p/>
            <text:p>Hari 1</text:p>
            <text:p>Sesi 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gsi distribusi</text:p>
              </text:list-item>
              <text:list-item>
                <text:p>Cross Tabulasi</text:p>
              </text:list-item>
              <text:list-item>
                <text:p>Korelasi</text:p>
              </text:list-item>
              <text:list-item>
                <text:p>Regresi</text:p>
              </text:list-item>
              <text:list-item>
                <text:p>Anova</text:p>
              </text:list-item>
              <text:list-item>
                <text:p>Clustering</text:p>
              </text:list-item>
              <text:list-item>
                <text:p>Modeling &amp; Prediksi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stribusi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 ?distribution</text:p>
              </text:list-header>
              <text:list-item>
                <text:p>Distribusi seragam (uniform)</text:p>
              </text:list-item>
              <text:list-item>
                <text:p>Distribusi binomial</text:p>
              </text:list-item>
              <text:list-item>
                <text:p>Distribusi normal (gaussian)</text:p>
              </text:list-item>
              <text:list-item>
                <text:p>Distribusi poisson</text:p>
              </text:list-item>
              <text:list-item>
                <text:p>d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tribu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 4 macam penggunaan distribusi yang disediakan oleh R :</text:p>
                <text:list>
                  <text:list-item>
                    <text:p>Density (fungsi kepadatan) : dunif, dbinom, dnorm, dpois, dll</text:p>
                  </text:list-item>
                  <text:list-item>
                    <text:p>Probabilitas (fungsi peluang) : punif, pnorm, dll</text:p>
                  </text:list-item>
                  <text:list-item>
                    <text:p>Quantile : qunif, qbinom, qnorm, qpois, dll</text:p>
                  </text:list-item>
                  <text:list-item>
                    <text:p>Random : runif, rbinom, rnorm, rpois, d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oss Tabula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membuat tabel dapat menggunakan fungsi <text:span text:style-name="T2">table()</text:span> atau <text:span text:style-name="T2">ftable()</text:span></text:p>
                <text:p>&gt; table(cyl, gear)<text:tab/># tabel 2 dimensi</text:p>
                <text:p>&gt; table(cyl, vs, gear) # tabel 3 dimensi</text:p>
                <text:p>&gt; ftable(cyl, vs, gear) # ftabel 3 variabel</text:p>
              </text:list-item>
              <text:list-item>
                <text:p>Dapat juga menggunakan</text:p>
                <text:p>&gt; xtabs(~cyl+vs+gear, mtca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relasi dan Kovarians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tuk menghitung nilai korelasi dan kovariansi, dapat menggunakan fungsi <text:span text:style-name="T2">cor()</text:span> dan <text:span text:style-name="T2">cov()</text:span></text:p>
              </text:list-item>
              <text:list-item>
                <text:p>Variabel inputnya dapat berupa matriks ataupun data frame</text:p>
                <text:p>&gt; cor(mtcars)</text:p>
                <text:p>&gt; cov(mtcars)</text:p>
              </text:list-item>
              <text:list-item>
                <text:p>Menghitung signifikansi dua variabel</text:p>
                <text:p>&gt; cor.test(cyl,v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re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gresi linier disebut sebagai linier model pada R dan dipanggil dengan fungsi <text:span text:style-name="T2">lm()</text:span></text:p>
                <text:p>&gt; reg &lt;- lm(mpg~wt+hp, data=mtcars)</text:p>
                <text:p>&gt; summary(re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o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ita juga bisa membandingkan model menggunakan <text:span text:style-name="T2">anova()</text:span> atau <text:span text:style-name="T2">aov()</text:span></text:p>
                <text:p>&gt; anova(reg)</text:p>
                <text:p>&gt; aov(mpg~wt, mtcars)</text:p>
                <text:p>&gt; aov(mpg~wt+hp, mtcar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siapan data</text:p>
                <text:p>&gt; d &lt;- na.omit(d) </text:p>
                <text:p>&gt; d &lt;- scale(d)</text:p>
              </text:list-item>
              <text:list-item>
                <text:p>Menghitung banyak cluster</text:p>
                <text:p>&gt; wss &lt;- (nrow(d)-1)*sum(apply(d,2,var))</text:p>
                <text:p>&gt; for(i in 2:15) wss[i]&lt;- sum(kmeans(d, centers=i)$withins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-means Clust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alisis</text:p>
                <text:p>&gt; k &lt;- 5 # 5 cluster</text:p>
                <text:p>&gt; fit &lt;- kmeans(d,k) </text:p>
                <text:p>&gt; aggregate(d, by=list(fit$cluster), FUN=mean)</text:p>
                <text:p>&gt; dc &lt;- data.frame(d,cluster=fit$cluster,color=rainbow(k)[fit$cluster])</text:p>
                <text:p>&gt; plot(dc[1:(length(dc)-2)], col=dc$colo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erarchical Cluste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alisis</text:p>
                <text:p>&gt; dst &lt;- dist(d, method= “euclidean”)</text:p>
                <text:p>&gt; hc &lt;- hclust(dst, method= “ward”)</text:p>
              </text:list-item>
              <text:list-item>
                <text:p>Tampilkan dendogram</text:p>
                <text:p>&gt; plot(hc)</text:p>
                <text:p>&gt; grup &lt;- cutree(hc, k=5) # 5 cluster</text:p>
                <text:p>&gt; rect.hclust(hc, k=5, border= “red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erarchical Clust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warna &lt;- rainbow(5)</text:p>
                <text:p>&gt; cl &lt;- function(n) { </text:p>
                <text:p>+ if(is.leaf(n)) {</text:p>
                <text:p>+ <text:s text:c="3"/>a &lt;- attributes(n)</text:p>
                <text:p>+ <text:s text:c="3"/>lc &lt;- warna[grup[which(names(grup)==a$label)]]</text:p>
                <text:p>+ <text:s text:c="3"/>attr(n, “nodePar”) &lt;- c(a$nodePar, lab.col=lc)}</text:p>
                <text:p>+ n}</text:p>
                <text:p>&gt; plot(dendrapply(as.dendrogram(hc),cl)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16:05:50.706175630</meta:creation-date>
    <dc:date>2018-02-18T21:05:09.659415503</dc:date>
    <meta:editing-duration>PT1H47S</meta:editing-duration>
    <meta:editing-cycles>7</meta:editing-cycles>
    <meta:generator>LibreOffice/5.1.6.2$Linux_X86_64 LibreOffice_project/10m0$Build-2</meta:generator>
    <meta:document-statistic meta:object-count="69"/>
  </office:meta>
</office:document-meta>
</file>